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0.3" table:style-name="ta1">
        <table:shapes>
          <draw:frame draw:z-index="0" draw:style-name="gr1" draw:text-style-name="P1" svg:width="159.99mm" svg:height="89.99mm" svg:x="100.87mm" svg:y="1mm">
            <loext:p draw:notify-on-update-of-ranges="'0.3'.B1:'0.3'.B17 '0.3'.A1:'0.3'.A17 '0.3'.D1:'0.3'.D17 '0.3'.C1:'0.3'.C17 '0.3'.F1:'0.3'.F17 '0.3'.E1:'0.3'.E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474135" calcext:value-type="float">
            <text:p>474135</text:p>
          </table:table-cell>
          <table:table-cell office:value-type="float" office:value="0" calcext:value-type="float">
            <text:p>0</text:p>
          </table:table-cell>
          <table:table-cell office:value-type="float" office:value="407311" calcext:value-type="float">
            <text:p>407311</text:p>
          </table:table-cell>
          <table:table-cell office:value-type="float" office:value="0" calcext:value-type="float">
            <text:p>0</text:p>
          </table:table-cell>
          <table:table-cell office:value-type="float" office:value="450280" calcext:value-type="float">
            <text:p>450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029" calcext:value-type="float">
            <text:p>445029</text:p>
          </table:table-cell>
          <table:table-cell office:value-type="float" office:value="0" calcext:value-type="float">
            <text:p>0</text:p>
          </table:table-cell>
          <table:table-cell office:value-type="float" office:value="382077" calcext:value-type="float">
            <text:p>382077</text:p>
          </table:table-cell>
          <table:table-cell office:value-type="float" office:value="0" calcext:value-type="float">
            <text:p>0</text:p>
          </table:table-cell>
          <table:table-cell office:value-type="float" office:value="435270" calcext:value-type="float">
            <text:p>435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390" calcext:value-type="float">
            <text:p>435390</text:p>
          </table:table-cell>
          <table:table-cell office:value-type="float" office:value="0" calcext:value-type="float">
            <text:p>0</text:p>
          </table:table-cell>
          <table:table-cell office:value-type="float" office:value="381790" calcext:value-type="float">
            <text:p>381790</text:p>
          </table:table-cell>
          <table:table-cell office:value-type="float" office:value="191" calcext:value-type="float">
            <text:p>191</text:p>
          </table:table-cell>
          <table:table-cell office:value-type="float" office:value="430708" calcext:value-type="float">
            <text:p>430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531" calcext:value-type="float">
            <text:p>415531</text:p>
          </table:table-cell>
          <table:table-cell office:value-type="float" office:value="0" calcext:value-type="float">
            <text:p>0</text:p>
          </table:table-cell>
          <table:table-cell office:value-type="float" office:value="380585" calcext:value-type="float">
            <text:p>380585</text:p>
          </table:table-cell>
          <table:table-cell office:value-type="float" office:value="391" calcext:value-type="float">
            <text:p>391</text:p>
          </table:table-cell>
          <table:table-cell office:value-type="float" office:value="419813" calcext:value-type="float">
            <text:p>4198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1760" calcext:value-type="float">
            <text:p>401760</text:p>
          </table:table-cell>
          <table:table-cell office:value-type="float" office:value="2" calcext:value-type="float">
            <text:p>2</text:p>
          </table:table-cell>
          <table:table-cell office:value-type="float" office:value="367704" calcext:value-type="float">
            <text:p>367704</text:p>
          </table:table-cell>
          <table:table-cell office:value-type="float" office:value="485" calcext:value-type="float">
            <text:p>485</text:p>
          </table:table-cell>
          <table:table-cell office:value-type="float" office:value="419596" calcext:value-type="float">
            <text:p>4195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1699" calcext:value-type="float">
            <text:p>401699</text:p>
          </table:table-cell>
          <table:table-cell office:value-type="float" office:value="3" calcext:value-type="float">
            <text:p>3</text:p>
          </table:table-cell>
          <table:table-cell office:value-type="float" office:value="362908" calcext:value-type="float">
            <text:p>362908</text:p>
          </table:table-cell>
          <table:table-cell office:value-type="float" office:value="2125" calcext:value-type="float">
            <text:p>2125</text:p>
          </table:table-cell>
          <table:table-cell office:value-type="float" office:value="412930" calcext:value-type="float">
            <text:p>4129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2535" calcext:value-type="float">
            <text:p>392535</text:p>
          </table:table-cell>
          <table:table-cell office:value-type="float" office:value="8" calcext:value-type="float">
            <text:p>8</text:p>
          </table:table-cell>
          <table:table-cell office:value-type="float" office:value="351958" calcext:value-type="float">
            <text:p>351958</text:p>
          </table:table-cell>
          <table:table-cell office:value-type="float" office:value="2432" calcext:value-type="float">
            <text:p>2432</text:p>
          </table:table-cell>
          <table:table-cell office:value-type="float" office:value="409956" calcext:value-type="float">
            <text:p>4099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91925" calcext:value-type="float">
            <text:p>391925</text:p>
          </table:table-cell>
          <table:table-cell office:value-type="float" office:value="46" calcext:value-type="float">
            <text:p>46</text:p>
          </table:table-cell>
          <table:table-cell office:value-type="float" office:value="349989" calcext:value-type="float">
            <text:p>349989</text:p>
          </table:table-cell>
          <table:table-cell office:value-type="float" office:value="30302" calcext:value-type="float">
            <text:p>30302</text:p>
          </table:table-cell>
          <table:table-cell office:value-type="float" office:value="406165" calcext:value-type="float">
            <text:p>406165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391713" calcext:value-type="float">
            <text:p>391713</text:p>
          </table:table-cell>
          <table:table-cell office:value-type="float" office:value="86" calcext:value-type="float">
            <text:p>86</text:p>
          </table:table-cell>
          <table:table-cell office:value-type="float" office:value="347362" calcext:value-type="float">
            <text:p>347362</text:p>
          </table:table-cell>
          <table:table-cell office:value-type="float" office:value="63960" calcext:value-type="float">
            <text:p>63960</text:p>
          </table:table-cell>
          <table:table-cell office:value-type="float" office:value="400307" calcext:value-type="float">
            <text:p>400307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378582" calcext:value-type="float">
            <text:p>378582</text:p>
          </table:table-cell>
          <table:table-cell office:value-type="float" office:value="213" calcext:value-type="float">
            <text:p>213</text:p>
          </table:table-cell>
          <table:table-cell office:value-type="float" office:value="346658" calcext:value-type="float">
            <text:p>346658</text:p>
          </table:table-cell>
          <table:table-cell office:value-type="float" office:value="76020" calcext:value-type="float">
            <text:p>76020</text:p>
          </table:table-cell>
          <table:table-cell office:value-type="float" office:value="392721" calcext:value-type="float">
            <text:p>392721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371768" calcext:value-type="float">
            <text:p>371768</text:p>
          </table:table-cell>
          <table:table-cell office:value-type="float" office:value="302" calcext:value-type="float">
            <text:p>302</text:p>
          </table:table-cell>
          <table:table-cell table:number-columns-repeated="2"/>
          <table:table-cell office:value-type="float" office:value="369327" calcext:value-type="float">
            <text:p>369327</text:p>
          </table:table-cell>
          <table:table-cell office:value-type="float" office:value="5824" calcext:value-type="float">
            <text:p>5824</text:p>
          </table:table-cell>
        </table:table-row>
        <table:table-row table:style-name="ro1">
          <table:table-cell office:value-type="float" office:value="368829" calcext:value-type="float">
            <text:p>368829</text:p>
          </table:table-cell>
          <table:table-cell office:value-type="float" office:value="3419" calcext:value-type="float">
            <text:p>3419</text:p>
          </table:table-cell>
          <table:table-cell table:number-columns-repeated="4"/>
        </table:table-row>
        <table:table-row table:style-name="ro1">
          <table:table-cell office:value-type="float" office:value="368408" calcext:value-type="float">
            <text:p>368408</text:p>
          </table:table-cell>
          <table:table-cell office:value-type="float" office:value="8573" calcext:value-type="float">
            <text:p>8573</text:p>
          </table:table-cell>
          <table:table-cell table:number-columns-repeated="4"/>
        </table:table-row>
        <table:table-row table:style-name="ro1">
          <table:table-cell office:value-type="float" office:value="365538" calcext:value-type="float">
            <text:p>365538</text:p>
          </table:table-cell>
          <table:table-cell office:value-type="float" office:value="8587" calcext:value-type="float">
            <text:p>8587</text:p>
          </table:table-cell>
          <table:table-cell table:number-columns-repeated="4"/>
        </table:table-row>
        <table:table-row table:style-name="ro1">
          <table:table-cell office:value-type="float" office:value="364529" calcext:value-type="float">
            <text:p>364529</text:p>
          </table:table-cell>
          <table:table-cell office:value-type="float" office:value="9113" calcext:value-type="float">
            <text:p>9113</text:p>
          </table:table-cell>
          <table:table-cell table:number-columns-repeated="4"/>
        </table:table-row>
        <table:table-row table:style-name="ro1">
          <table:table-cell office:value-type="float" office:value="362875" calcext:value-type="float">
            <text:p>362875</text:p>
          </table:table-cell>
          <table:table-cell office:value-type="float" office:value="24159" calcext:value-type="float">
            <text:p>24159</text:p>
          </table:table-cell>
          <table:table-cell table:number-columns-repeated="4"/>
        </table:table-row>
        <table:table-row table:style-name="ro1">
          <table:table-cell office:value-type="float" office:value="355217" calcext:value-type="float">
            <text:p>355217</text:p>
          </table:table-cell>
          <table:table-cell office:value-type="float" office:value="36030" calcext:value-type="float">
            <text:p>36030</text:p>
          </table:table-cell>
          <table:table-cell table:number-columns-repeated="4"/>
        </table:table-row>
      </table:table>
      <table:table table:name="0.5" table:style-name="ta1">
        <table:shapes>
          <draw:frame draw:z-index="0" draw:style-name="gr1" draw:text-style-name="P1" svg:width="159.99mm" svg:height="89.99mm" svg:x="100.87mm" svg:y="1mm">
            <loext:p draw:notify-on-update-of-ranges="'0.5'.B1:'0.5'.B23 '0.5'.A1:'0.5'.A23 '0.5'.D1:'0.5'.D23 '0.5'.C1:'0.5'.C23 '0.5'.F1:'0.5'.F23 '0.5'.E1:'0.5'.E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429928" calcext:value-type="float">
            <text:p>429928</text:p>
          </table:table-cell>
          <table:table-cell office:value-type="float" office:value="0" calcext:value-type="float">
            <text:p>0</text:p>
          </table:table-cell>
          <table:table-cell office:value-type="float" office:value="429112" calcext:value-type="float">
            <text:p>429112</text:p>
          </table:table-cell>
          <table:table-cell office:value-type="float" office:value="0" calcext:value-type="float">
            <text:p>0</text:p>
          </table:table-cell>
          <table:table-cell office:value-type="float" office:value="443284" calcext:value-type="float">
            <text:p>443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826" calcext:value-type="float">
            <text:p>402826</text:p>
          </table:table-cell>
          <table:table-cell office:value-type="float" office:value="0" calcext:value-type="float">
            <text:p>0</text:p>
          </table:table-cell>
          <table:table-cell office:value-type="float" office:value="423077" calcext:value-type="float">
            <text:p>423077</text:p>
          </table:table-cell>
          <table:table-cell office:value-type="float" office:value="0" calcext:value-type="float">
            <text:p>0</text:p>
          </table:table-cell>
          <table:table-cell office:value-type="float" office:value="437037" calcext:value-type="float">
            <text:p>437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513" calcext:value-type="float">
            <text:p>401513</text:p>
          </table:table-cell>
          <table:table-cell office:value-type="float" office:value="2" calcext:value-type="float">
            <text:p>2</text:p>
          </table:table-cell>
          <table:table-cell office:value-type="float" office:value="414498" calcext:value-type="float">
            <text:p>414498</text:p>
          </table:table-cell>
          <table:table-cell office:value-type="float" office:value="0" calcext:value-type="float">
            <text:p>0</text:p>
          </table:table-cell>
          <table:table-cell office:value-type="float" office:value="415444" calcext:value-type="float">
            <text:p>4154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1428" calcext:value-type="float">
            <text:p>401428</text:p>
          </table:table-cell>
          <table:table-cell office:value-type="float" office:value="4" calcext:value-type="float">
            <text:p>4</text:p>
          </table:table-cell>
          <table:table-cell office:value-type="float" office:value="408799" calcext:value-type="float">
            <text:p>408799</text:p>
          </table:table-cell>
          <table:table-cell office:value-type="float" office:value="1" calcext:value-type="float">
            <text:p>1</text:p>
          </table:table-cell>
          <table:table-cell office:value-type="float" office:value="412416" calcext:value-type="float">
            <text:p>4124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3833" calcext:value-type="float">
            <text:p>393833</text:p>
          </table:table-cell>
          <table:table-cell office:value-type="float" office:value="6" calcext:value-type="float">
            <text:p>6</text:p>
          </table:table-cell>
          <table:table-cell office:value-type="float" office:value="407279" calcext:value-type="float">
            <text:p>407279</text:p>
          </table:table-cell>
          <table:table-cell office:value-type="float" office:value="3" calcext:value-type="float">
            <text:p>3</text:p>
          </table:table-cell>
          <table:table-cell office:value-type="float" office:value="401065" calcext:value-type="float">
            <text:p>40106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83923" calcext:value-type="float">
            <text:p>383923</text:p>
          </table:table-cell>
          <table:table-cell office:value-type="float" office:value="6" calcext:value-type="float">
            <text:p>6</text:p>
          </table:table-cell>
          <table:table-cell office:value-type="float" office:value="390702" calcext:value-type="float">
            <text:p>390702</text:p>
          </table:table-cell>
          <table:table-cell office:value-type="float" office:value="5" calcext:value-type="float">
            <text:p>5</text:p>
          </table:table-cell>
          <table:table-cell office:value-type="float" office:value="383931" calcext:value-type="float">
            <text:p>38393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73655" calcext:value-type="float">
            <text:p>373655</text:p>
          </table:table-cell>
          <table:table-cell office:value-type="float" office:value="60" calcext:value-type="float">
            <text:p>60</text:p>
          </table:table-cell>
          <table:table-cell office:value-type="float" office:value="390277" calcext:value-type="float">
            <text:p>390277</text:p>
          </table:table-cell>
          <table:table-cell office:value-type="float" office:value="28" calcext:value-type="float">
            <text:p>28</text:p>
          </table:table-cell>
          <table:table-cell office:value-type="float" office:value="383729" calcext:value-type="float">
            <text:p>383729</text:p>
          </table:table-cell>
          <table:table-cell office:value-type="float" office:value="56336" calcext:value-type="float">
            <text:p>56336</text:p>
          </table:table-cell>
        </table:table-row>
        <table:table-row table:style-name="ro1">
          <table:table-cell office:value-type="float" office:value="373010" calcext:value-type="float">
            <text:p>373010</text:p>
          </table:table-cell>
          <table:table-cell office:value-type="float" office:value="382" calcext:value-type="float">
            <text:p>382</text:p>
          </table:table-cell>
          <table:table-cell office:value-type="float" office:value="381677" calcext:value-type="float">
            <text:p>381677</text:p>
          </table:table-cell>
          <table:table-cell office:value-type="float" office:value="35" calcext:value-type="float">
            <text:p>35</text:p>
          </table:table-cell>
          <table:table-cell office:value-type="float" office:value="382844" calcext:value-type="float">
            <text:p>382844</text:p>
          </table:table-cell>
          <table:table-cell office:value-type="float" office:value="68759" calcext:value-type="float">
            <text:p>68759</text:p>
          </table:table-cell>
        </table:table-row>
        <table:table-row table:style-name="ro1">
          <table:table-cell office:value-type="float" office:value="367636" calcext:value-type="float">
            <text:p>367636</text:p>
          </table:table-cell>
          <table:table-cell office:value-type="float" office:value="1020" calcext:value-type="float">
            <text:p>1020</text:p>
          </table:table-cell>
          <table:table-cell office:value-type="float" office:value="379606" calcext:value-type="float">
            <text:p>379606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367055" calcext:value-type="float">
            <text:p>367055</text:p>
          </table:table-cell>
          <table:table-cell office:value-type="float" office:value="1064" calcext:value-type="float">
            <text:p>1064</text:p>
          </table:table-cell>
          <table:table-cell office:value-type="float" office:value="377824" calcext:value-type="float">
            <text:p>377824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364518" calcext:value-type="float">
            <text:p>364518</text:p>
          </table:table-cell>
          <table:table-cell office:value-type="float" office:value="5301" calcext:value-type="float">
            <text:p>5301</text:p>
          </table:table-cell>
          <table:table-cell office:value-type="float" office:value="376976" calcext:value-type="float">
            <text:p>376976</text:p>
          </table:table-cell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357818" calcext:value-type="float">
            <text:p>357818</text:p>
          </table:table-cell>
          <table:table-cell office:value-type="float" office:value="15668" calcext:value-type="float">
            <text:p>15668</text:p>
          </table:table-cell>
          <table:table-cell office:value-type="float" office:value="373080" calcext:value-type="float">
            <text:p>373080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356799" calcext:value-type="float">
            <text:p>356799</text:p>
          </table:table-cell>
          <table:table-cell office:value-type="float" office:value="67733" calcext:value-type="float">
            <text:p>67733</text:p>
          </table:table-cell>
          <table:table-cell office:value-type="float" office:value="369426" calcext:value-type="float">
            <text:p>369426</text:p>
          </table:table-cell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3836" calcext:value-type="float">
            <text:p>363836</text:p>
          </table:table-cell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9734" calcext:value-type="float">
            <text:p>359734</text:p>
          </table:table-cell>
          <table:table-cell office:value-type="float" office:value="842" calcext:value-type="float">
            <text:p>8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9178" calcext:value-type="float">
            <text:p>359178</text:p>
          </table:table-cell>
          <table:table-cell office:value-type="float" office:value="1278" calcext:value-type="float">
            <text:p>12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8225" calcext:value-type="float">
            <text:p>358225</text:p>
          </table:table-cell>
          <table:table-cell office:value-type="float" office:value="2412" calcext:value-type="float">
            <text:p>24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6768" calcext:value-type="float">
            <text:p>356768</text:p>
          </table:table-cell>
          <table:table-cell office:value-type="float" office:value="12125" calcext:value-type="float">
            <text:p>12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5538" calcext:value-type="float">
            <text:p>355538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4826" calcext:value-type="float">
            <text:p>354826</text:p>
          </table:table-cell>
          <table:table-cell office:value-type="float" office:value="23105" calcext:value-type="float">
            <text:p>231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2887" calcext:value-type="float">
            <text:p>352887</text:p>
          </table:table-cell>
          <table:table-cell office:value-type="float" office:value="35088" calcext:value-type="float">
            <text:p>350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9762" calcext:value-type="float">
            <text:p>349762</text:p>
          </table:table-cell>
          <table:table-cell office:value-type="float" office:value="42776" calcext:value-type="float">
            <text:p>427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0124" calcext:value-type="float">
            <text:p>340124</text:p>
          </table:table-cell>
          <table:table-cell office:value-type="float" office:value="75720" calcext:value-type="float">
            <text:p>75720</text:p>
          </table:table-cell>
          <table:table-cell table:number-columns-repeated="2"/>
        </table:table-row>
      </table:table>
      <table:table table:name="0.7" table:style-name="ta1">
        <table:shapes>
          <draw:frame draw:z-index="0" draw:style-name="gr1" draw:text-style-name="P1" svg:width="159.99mm" svg:height="89.99mm" svg:x="100.87mm" svg:y="1mm">
            <loext:p draw:notify-on-update-of-ranges="'0.7'.B1:'0.7'.B12 '0.7'.A1:'0.7'.A12 '0.7'.D1:'0.7'.D12 '0.7'.C1:'0.7'.C12 '0.7'.F1:'0.7'.F12 '0.7'.E1:'0.7'.E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417280" calcext:value-type="float">
            <text:p>417280</text:p>
          </table:table-cell>
          <table:table-cell office:value-type="float" office:value="0" calcext:value-type="float">
            <text:p>0</text:p>
          </table:table-cell>
          <table:table-cell office:value-type="float" office:value="399641" calcext:value-type="float">
            <text:p>399641</text:p>
          </table:table-cell>
          <table:table-cell office:value-type="float" office:value="0" calcext:value-type="float">
            <text:p>0</text:p>
          </table:table-cell>
          <table:table-cell office:value-type="float" office:value="441385" calcext:value-type="float">
            <text:p>441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337" calcext:value-type="float">
            <text:p>414337</text:p>
          </table:table-cell>
          <table:table-cell office:value-type="float" office:value="1" calcext:value-type="float">
            <text:p>1</text:p>
          </table:table-cell>
          <table:table-cell office:value-type="float" office:value="388880" calcext:value-type="float">
            <text:p>388880</text:p>
          </table:table-cell>
          <table:table-cell office:value-type="float" office:value="4" calcext:value-type="float">
            <text:p>4</text:p>
          </table:table-cell>
          <table:table-cell office:value-type="float" office:value="430666" calcext:value-type="float">
            <text:p>430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423" calcext:value-type="float">
            <text:p>392423</text:p>
          </table:table-cell>
          <table:table-cell office:value-type="float" office:value="1" calcext:value-type="float">
            <text:p>1</text:p>
          </table:table-cell>
          <table:table-cell office:value-type="float" office:value="386161" calcext:value-type="float">
            <text:p>386161</text:p>
          </table:table-cell>
          <table:table-cell office:value-type="float" office:value="13" calcext:value-type="float">
            <text:p>13</text:p>
          </table:table-cell>
          <table:table-cell office:value-type="float" office:value="422852" calcext:value-type="float">
            <text:p>422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206" calcext:value-type="float">
            <text:p>388206</text:p>
          </table:table-cell>
          <table:table-cell office:value-type="float" office:value="7" calcext:value-type="float">
            <text:p>7</text:p>
          </table:table-cell>
          <table:table-cell office:value-type="float" office:value="386116" calcext:value-type="float">
            <text:p>386116</text:p>
          </table:table-cell>
          <table:table-cell office:value-type="float" office:value="28" calcext:value-type="float">
            <text:p>28</text:p>
          </table:table-cell>
          <table:table-cell office:value-type="float" office:value="422113" calcext:value-type="float">
            <text:p>4221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7667" calcext:value-type="float">
            <text:p>387667</text:p>
          </table:table-cell>
          <table:table-cell office:value-type="float" office:value="15" calcext:value-type="float">
            <text:p>15</text:p>
          </table:table-cell>
          <table:table-cell office:value-type="float" office:value="385873" calcext:value-type="float">
            <text:p>385873</text:p>
          </table:table-cell>
          <table:table-cell office:value-type="float" office:value="63" calcext:value-type="float">
            <text:p>63</text:p>
          </table:table-cell>
          <table:table-cell office:value-type="float" office:value="418074" calcext:value-type="float">
            <text:p>41807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4547" calcext:value-type="float">
            <text:p>384547</text:p>
          </table:table-cell>
          <table:table-cell office:value-type="float" office:value="35" calcext:value-type="float">
            <text:p>35</text:p>
          </table:table-cell>
          <table:table-cell office:value-type="float" office:value="385673" calcext:value-type="float">
            <text:p>385673</text:p>
          </table:table-cell>
          <table:table-cell office:value-type="float" office:value="71" calcext:value-type="float">
            <text:p>71</text:p>
          </table:table-cell>
          <table:table-cell office:value-type="float" office:value="416655" calcext:value-type="float">
            <text:p>41665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76798" calcext:value-type="float">
            <text:p>376798</text:p>
          </table:table-cell>
          <table:table-cell office:value-type="float" office:value="95" calcext:value-type="float">
            <text:p>95</text:p>
          </table:table-cell>
          <table:table-cell office:value-type="float" office:value="356053" calcext:value-type="float">
            <text:p>356053</text:p>
          </table:table-cell>
          <table:table-cell office:value-type="float" office:value="94" calcext:value-type="float">
            <text:p>94</text:p>
          </table:table-cell>
          <table:table-cell office:value-type="float" office:value="412974" calcext:value-type="float">
            <text:p>41297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64309" calcext:value-type="float">
            <text:p>364309</text:p>
          </table:table-cell>
          <table:table-cell office:value-type="float" office:value="291" calcext:value-type="float">
            <text:p>291</text:p>
          </table:table-cell>
          <table:table-cell office:value-type="float" office:value="354358" calcext:value-type="float">
            <text:p>354358</text:p>
          </table:table-cell>
          <table:table-cell office:value-type="float" office:value="121" calcext:value-type="float">
            <text:p>121</text:p>
          </table:table-cell>
          <table:table-cell office:value-type="float" office:value="412610" calcext:value-type="float">
            <text:p>41261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62322" calcext:value-type="float">
            <text:p>362322</text:p>
          </table:table-cell>
          <table:table-cell office:value-type="float" office:value="12991" calcext:value-type="float">
            <text:p>12991</text:p>
          </table:table-cell>
          <table:table-cell office:value-type="float" office:value="352367" calcext:value-type="float">
            <text:p>352367</text:p>
          </table:table-cell>
          <table:table-cell office:value-type="float" office:value="51133" calcext:value-type="float">
            <text:p>51133</text:p>
          </table:table-cell>
          <table:table-cell office:value-type="float" office:value="404205" calcext:value-type="float">
            <text:p>4042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0279" calcext:value-type="float">
            <text:p>360279</text:p>
          </table:table-cell>
          <table:table-cell office:value-type="float" office:value="18737" calcext:value-type="float">
            <text:p>18737</text:p>
          </table:table-cell>
          <table:table-cell office:value-type="float" office:value="349925" calcext:value-type="float">
            <text:p>349925</text:p>
          </table:table-cell>
          <table:table-cell office:value-type="float" office:value="73637" calcext:value-type="float">
            <text:p>73637</text:p>
          </table:table-cell>
          <table:table-cell office:value-type="float" office:value="399651" calcext:value-type="float">
            <text:p>39965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57523" calcext:value-type="float">
            <text:p>357523</text:p>
          </table:table-cell>
          <table:table-cell office:value-type="float" office:value="24822" calcext:value-type="float">
            <text:p>24822</text:p>
          </table:table-cell>
          <table:table-cell table:number-columns-repeated="2"/>
          <table:table-cell office:value-type="float" office:value="385159" calcext:value-type="float">
            <text:p>385159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56079" calcext:value-type="float">
            <text:p>356079</text:p>
          </table:table-cell>
          <table:table-cell office:value-type="float" office:value="34405" calcext:value-type="float">
            <text:p>34405</text:p>
          </table:table-cell>
          <table:table-cell table:number-columns-repeated="2"/>
          <table:table-cell office:value-type="float" office:value="374819" calcext:value-type="float">
            <text:p>374819</text:p>
          </table:table-cell>
          <table:table-cell office:value-type="float" office:value="4769" calcext:value-type="float">
            <text:p>4769</text:p>
          </table:table-cell>
        </table:table-row>
      </table:table>
      <table:table table:name="0.9" table:style-name="ta1">
        <table:shapes>
          <draw:frame draw:z-index="0" draw:style-name="gr1" draw:text-style-name="P1" svg:width="159.99mm" svg:height="89.99mm" svg:x="100.87mm" svg:y="1mm">
            <loext:p draw:notify-on-update-of-ranges="'0.9'.B1:'0.9'.B15 '0.9'.A1:'0.9'.A15 '0.9'.D1:'0.9'.D15 '0.9'.C1:'0.9'.C15 '0.9'.F1:'0.9'.F15 '0.9'.E1:'0.9'.E1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430480" calcext:value-type="float">
            <text:p>430480</text:p>
          </table:table-cell>
          <table:table-cell office:value-type="float" office:value="0" calcext:value-type="float">
            <text:p>0</text:p>
          </table:table-cell>
          <table:table-cell office:value-type="float" office:value="384690" calcext:value-type="float">
            <text:p>384690</text:p>
          </table:table-cell>
          <table:table-cell office:value-type="float" office:value="3" calcext:value-type="float">
            <text:p>3</text:p>
          </table:table-cell>
          <table:table-cell office:value-type="float" office:value="439974" calcext:value-type="float">
            <text:p>439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762" calcext:value-type="float">
            <text:p>427762</text:p>
          </table:table-cell>
          <table:table-cell office:value-type="float" office:value="0" calcext:value-type="float">
            <text:p>0</text:p>
          </table:table-cell>
          <table:table-cell office:value-type="float" office:value="378385" calcext:value-type="float">
            <text:p>378385</text:p>
          </table:table-cell>
          <table:table-cell office:value-type="float" office:value="32" calcext:value-type="float">
            <text:p>32</text:p>
          </table:table-cell>
          <table:table-cell office:value-type="float" office:value="439859" calcext:value-type="float">
            <text:p>439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437" calcext:value-type="float">
            <text:p>401437</text:p>
          </table:table-cell>
          <table:table-cell office:value-type="float" office:value="1" calcext:value-type="float">
            <text:p>1</text:p>
          </table:table-cell>
          <table:table-cell office:value-type="float" office:value="373744" calcext:value-type="float">
            <text:p>373744</text:p>
          </table:table-cell>
          <table:table-cell office:value-type="float" office:value="62" calcext:value-type="float">
            <text:p>62</text:p>
          </table:table-cell>
          <table:table-cell office:value-type="float" office:value="410637" calcext:value-type="float">
            <text:p>4106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52" calcext:value-type="float">
            <text:p>393252</text:p>
          </table:table-cell>
          <table:table-cell office:value-type="float" office:value="3" calcext:value-type="float">
            <text:p>3</text:p>
          </table:table-cell>
          <table:table-cell office:value-type="float" office:value="371495" calcext:value-type="float">
            <text:p>371495</text:p>
          </table:table-cell>
          <table:table-cell office:value-type="float" office:value="134" calcext:value-type="float">
            <text:p>134</text:p>
          </table:table-cell>
          <table:table-cell office:value-type="float" office:value="404706" calcext:value-type="float">
            <text:p>4047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1821" calcext:value-type="float">
            <text:p>391821</text:p>
          </table:table-cell>
          <table:table-cell office:value-type="float" office:value="26" calcext:value-type="float">
            <text:p>26</text:p>
          </table:table-cell>
          <table:table-cell office:value-type="float" office:value="360130" calcext:value-type="float">
            <text:p>360130</text:p>
          </table:table-cell>
          <table:table-cell office:value-type="float" office:value="1459" calcext:value-type="float">
            <text:p>1459</text:p>
          </table:table-cell>
          <table:table-cell office:value-type="float" office:value="404600" calcext:value-type="float">
            <text:p>4046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91220" calcext:value-type="float">
            <text:p>391220</text:p>
          </table:table-cell>
          <table:table-cell office:value-type="float" office:value="32" calcext:value-type="float">
            <text:p>32</text:p>
          </table:table-cell>
          <table:table-cell office:value-type="float" office:value="358625" calcext:value-type="float">
            <text:p>358625</text:p>
          </table:table-cell>
          <table:table-cell office:value-type="float" office:value="8009" calcext:value-type="float">
            <text:p>8009</text:p>
          </table:table-cell>
          <table:table-cell office:value-type="float" office:value="398198" calcext:value-type="float">
            <text:p>398198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382906" calcext:value-type="float">
            <text:p>382906</text:p>
          </table:table-cell>
          <table:table-cell office:value-type="float" office:value="32" calcext:value-type="float">
            <text:p>32</text:p>
          </table:table-cell>
          <table:table-cell office:value-type="float" office:value="358325" calcext:value-type="float">
            <text:p>358325</text:p>
          </table:table-cell>
          <table:table-cell office:value-type="float" office:value="13098" calcext:value-type="float">
            <text:p>13098</text:p>
          </table:table-cell>
          <table:table-cell office:value-type="float" office:value="397662" calcext:value-type="float">
            <text:p>397662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382026" calcext:value-type="float">
            <text:p>382026</text:p>
          </table:table-cell>
          <table:table-cell office:value-type="float" office:value="54" calcext:value-type="float">
            <text:p>54</text:p>
          </table:table-cell>
          <table:table-cell office:value-type="float" office:value="355774" calcext:value-type="float">
            <text:p>355774</text:p>
          </table:table-cell>
          <table:table-cell office:value-type="float" office:value="22216" calcext:value-type="float">
            <text:p>22216</text:p>
          </table:table-cell>
          <table:table-cell office:value-type="float" office:value="389861" calcext:value-type="float">
            <text:p>389861</text:p>
          </table:table-cell>
          <table:table-cell office:value-type="float" office:value="2471" calcext:value-type="float">
            <text:p>2471</text:p>
          </table:table-cell>
        </table:table-row>
        <table:table-row table:style-name="ro1">
          <table:table-cell office:value-type="float" office:value="378463" calcext:value-type="float">
            <text:p>378463</text:p>
          </table:table-cell>
          <table:table-cell office:value-type="float" office:value="65" calcext:value-type="float">
            <text:p>65</text:p>
          </table:table-cell>
          <table:table-cell office:value-type="float" office:value="353308" calcext:value-type="float">
            <text:p>353308</text:p>
          </table:table-cell>
          <table:table-cell office:value-type="float" office:value="69696" calcext:value-type="float">
            <text:p>69696</text:p>
          </table:table-cell>
          <table:table-cell office:value-type="float" office:value="388898" calcext:value-type="float">
            <text:p>388898</text:p>
          </table:table-cell>
          <table:table-cell office:value-type="float" office:value="4376" calcext:value-type="float">
            <text:p>4376</text:p>
          </table:table-cell>
        </table:table-row>
        <table:table-row table:style-name="ro1">
          <table:table-cell office:value-type="float" office:value="376976" calcext:value-type="float">
            <text:p>376976</text:p>
          </table:table-cell>
          <table:table-cell office:value-type="float" office:value="379" calcext:value-type="float">
            <text:p>379</text:p>
          </table:table-cell>
          <table:table-cell table:number-columns-repeated="2"/>
          <table:table-cell office:value-type="float" office:value="388024" calcext:value-type="float">
            <text:p>388024</text:p>
          </table:table-cell>
          <table:table-cell office:value-type="float" office:value="11376" calcext:value-type="float">
            <text:p>11376</text:p>
          </table:table-cell>
        </table:table-row>
        <table:table-row table:style-name="ro1">
          <table:table-cell office:value-type="float" office:value="374642" calcext:value-type="float">
            <text:p>374642</text:p>
          </table:table-cell>
          <table:table-cell office:value-type="float" office:value="764" calcext:value-type="float">
            <text:p>764</text:p>
          </table:table-cell>
          <table:table-cell table:number-columns-repeated="2"/>
          <table:table-cell office:value-type="float" office:value="387694" calcext:value-type="float">
            <text:p>387694</text:p>
          </table:table-cell>
          <table:table-cell office:value-type="float" office:value="48148" calcext:value-type="float">
            <text:p>48148</text:p>
          </table:table-cell>
        </table:table-row>
        <table:table-row table:style-name="ro1">
          <table:table-cell office:value-type="float" office:value="372977" calcext:value-type="float">
            <text:p>372977</text:p>
          </table:table-cell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368424" calcext:value-type="float">
            <text:p>368424</text:p>
          </table:table-cell>
          <table:table-cell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table-cell office:value-type="float" office:value="357406" calcext:value-type="float">
            <text:p>357406</text:p>
          </table:table-cell>
          <table:table-cell office:value-type="float" office:value="3348" calcext:value-type="float">
            <text:p>3348</text:p>
          </table:table-cell>
          <table:table-cell table:number-columns-repeated="4"/>
        </table:table-row>
        <table:table-row table:style-name="ro1">
          <table:table-cell office:value-type="float" office:value="354986" calcext:value-type="float">
            <text:p>354986</text:p>
          </table:table-cell>
          <table:table-cell office:value-type="float" office:value="53393" calcext:value-type="float">
            <text:p>5339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.00.0000</text:date>, <text:time style:data-style-name="N2" text:time-value="01:16:43.186308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13:57.331906000</meta:creation-date>
    <meta:generator>LibreOffice/5.2.3.3$MacOSX_X86_64 LibreOffice_project/d54a8868f08a7b39642414cf2c8ef2f228f780cf</meta:generator>
    <dc:date>2017-01-18T01:34:16.923786000</dc:date>
    <meta:editing-duration>PT31M16S</meta:editing-duration>
    <meta:editing-cycles>5</meta:editing-cycles>
    <meta:document-statistic meta:table-count="4" meta:cell-count="30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3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 2 3" chart:style-name="ch1">
        <chart:title svg:x="2.556cm" svg:y="0.316cm" chart:style-name="ch2">
          <text:p>Dostrajanie algorytmu - stopień parowania fermonów</text:p>
        </chart:title>
        <chart:subtitle svg:x="7.671cm" svg:y="1.267cm" chart:style-name="ch3">
          <text:p>0.3</text:p>
        </chart:subtitle>
        <chart:plot-area chart:style-name="ch4" table:cell-range-address="'0.3'.A1:'0.3'.C17 '0.3'.E1:'0.3'.E17" svg:x="1.321cm" svg:y="2.13cm" svg:width="14.359cm" svg:height="5.719cm">
          <chartooo:coordinate-region svg:x="2.741cm" svg:y="2.322cm" svg:width="12.353cm" svg:height="4.895cm"/>
          <chart:axis chart:dimension="x" chart:name="primary-x" chart:style-name="ch5">
            <chart:title svg:x="4.228cm" svg:y="8.029cm" chart:style-name="ch6">
              <text:p>Wartość funkcji celu [jednostki czasu wykonywania operacji]</text:p>
            </chart:title>
            <chart:grid chart:style-name="ch7" chart:class="major"/>
          </chart:axis>
          <chart:axis chart:dimension="y" chart:name="primary-y" chart:style-name="ch8">
            <chart:title svg:x="0.451cm" svg:y="7.463cm" chart:style-name="ch9">
              <text:p>Czas działania algorytmu [iteracje]</text:p>
            </chart:title>
            <chart:grid chart:style-name="ch7" chart:class="major"/>
          </chart:axis>
          <chart:series chart:style-name="ch10" chart:values-cell-range-address="'0.3'.A1:'0.3'.A17" chart:class="chart:scatter">
            <chart:domain table:cell-range-address="'0.3'.B1:'0.3'.B17"/>
            <chart:data-point chart:repeated="17"/>
          </chart:series>
          <chart:series chart:style-name="ch11" chart:values-cell-range-address="'0.3'.C1:'0.3'.C17" chart:class="chart:scatter">
            <chart:domain table:cell-range-address="'0.3'.D1:'0.3'.D17"/>
            <chart:data-point chart:repeated="17"/>
          </chart:series>
          <chart:series chart:style-name="ch12" chart:values-cell-range-address="'0.3'.E1:'0.3'.E17" chart:class="chart:scatter">
            <chart:domain table:cell-range-address="'0.3'.F1:'0.3'.F17"/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A</text:p>
              </table:table-cell>
              <table:table-cell office:value-type="string">
                <text:p>Kolumna D</text:p>
              </table:table-cell>
              <table:table-cell office:value-type="string">
                <text:p>Kolumna C</text:p>
              </table:table-cell>
              <table:table-cell office:value-type="string">
                <text:p>Kolumna F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0.3'.B1:'0.3'.B17</svg:desc>
                </draw:g>
              </table:table-cell>
              <table:table-cell office:value-type="float" office:value="474135">
                <text:p>474135</text:p>
                <draw:g>
                  <svg:desc>'0.3'.A1:'0.3'.A17</svg:desc>
                </draw:g>
              </table:table-cell>
              <table:table-cell office:value-type="float" office:value="0">
                <text:p>0</text:p>
                <draw:g>
                  <svg:desc>'0.3'.D1:'0.3'.D17</svg:desc>
                </draw:g>
              </table:table-cell>
              <table:table-cell office:value-type="float" office:value="407311">
                <text:p>407311</text:p>
                <draw:g>
                  <svg:desc>'0.3'.C1:'0.3'.C17</svg:desc>
                </draw:g>
              </table:table-cell>
              <table:table-cell office:value-type="float" office:value="0">
                <text:p>0</text:p>
                <draw:g>
                  <svg:desc>'0.3'.F1:'0.3'.F17</svg:desc>
                </draw:g>
              </table:table-cell>
              <table:table-cell office:value-type="float" office:value="450280">
                <text:p>450280</text:p>
                <draw:g>
                  <svg:desc>'0.3'.E1:'0.3'.E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45029">
                <text:p>445029</text:p>
              </table:table-cell>
              <table:table-cell office:value-type="float" office:value="0">
                <text:p>0</text:p>
              </table:table-cell>
              <table:table-cell office:value-type="float" office:value="382077">
                <text:p>382077</text:p>
              </table:table-cell>
              <table:table-cell office:value-type="float" office:value="0">
                <text:p>0</text:p>
              </table:table-cell>
              <table:table-cell office:value-type="float" office:value="435270">
                <text:p>4352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35390">
                <text:p>435390</text:p>
              </table:table-cell>
              <table:table-cell office:value-type="float" office:value="191">
                <text:p>191</text:p>
              </table:table-cell>
              <table:table-cell office:value-type="float" office:value="381790">
                <text:p>381790</text:p>
              </table:table-cell>
              <table:table-cell office:value-type="float" office:value="0">
                <text:p>0</text:p>
              </table:table-cell>
              <table:table-cell office:value-type="float" office:value="430708">
                <text:p>4307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15531">
                <text:p>415531</text:p>
              </table:table-cell>
              <table:table-cell office:value-type="float" office:value="391">
                <text:p>391</text:p>
              </table:table-cell>
              <table:table-cell office:value-type="float" office:value="380585">
                <text:p>380585</text:p>
              </table:table-cell>
              <table:table-cell office:value-type="float" office:value="2">
                <text:p>2</text:p>
              </table:table-cell>
              <table:table-cell office:value-type="float" office:value="419813">
                <text:p>419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01760">
                <text:p>401760</text:p>
              </table:table-cell>
              <table:table-cell office:value-type="float" office:value="485">
                <text:p>485</text:p>
              </table:table-cell>
              <table:table-cell office:value-type="float" office:value="367704">
                <text:p>367704</text:p>
              </table:table-cell>
              <table:table-cell office:value-type="float" office:value="7">
                <text:p>7</text:p>
              </table:table-cell>
              <table:table-cell office:value-type="float" office:value="419596">
                <text:p>4195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01699">
                <text:p>401699</text:p>
              </table:table-cell>
              <table:table-cell office:value-type="float" office:value="2125">
                <text:p>2125</text:p>
              </table:table-cell>
              <table:table-cell office:value-type="float" office:value="362908">
                <text:p>362908</text:p>
              </table:table-cell>
              <table:table-cell office:value-type="float" office:value="12">
                <text:p>12</text:p>
              </table:table-cell>
              <table:table-cell office:value-type="float" office:value="412930">
                <text:p>4129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92535">
                <text:p>392535</text:p>
              </table:table-cell>
              <table:table-cell office:value-type="float" office:value="2432">
                <text:p>2432</text:p>
              </table:table-cell>
              <table:table-cell office:value-type="float" office:value="351958">
                <text:p>351958</text:p>
              </table:table-cell>
              <table:table-cell office:value-type="float" office:value="178">
                <text:p>178</text:p>
              </table:table-cell>
              <table:table-cell office:value-type="float" office:value="409956">
                <text:p>4099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">
                <text:p>46</text:p>
              </table:table-cell>
              <table:table-cell office:value-type="float" office:value="391925">
                <text:p>391925</text:p>
              </table:table-cell>
              <table:table-cell office:value-type="float" office:value="30302">
                <text:p>30302</text:p>
              </table:table-cell>
              <table:table-cell office:value-type="float" office:value="349989">
                <text:p>349989</text:p>
              </table:table-cell>
              <table:table-cell office:value-type="float" office:value="282">
                <text:p>282</text:p>
              </table:table-cell>
              <table:table-cell office:value-type="float" office:value="406165">
                <text:p>4061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">
                <text:p>86</text:p>
              </table:table-cell>
              <table:table-cell office:value-type="float" office:value="391713">
                <text:p>391713</text:p>
              </table:table-cell>
              <table:table-cell office:value-type="float" office:value="63960">
                <text:p>63960</text:p>
              </table:table-cell>
              <table:table-cell office:value-type="float" office:value="347362">
                <text:p>347362</text:p>
              </table:table-cell>
              <table:table-cell office:value-type="float" office:value="535">
                <text:p>535</text:p>
              </table:table-cell>
              <table:table-cell office:value-type="float" office:value="400307">
                <text:p>4003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3">
                <text:p>213</text:p>
              </table:table-cell>
              <table:table-cell office:value-type="float" office:value="378582">
                <text:p>378582</text:p>
              </table:table-cell>
              <table:table-cell office:value-type="float" office:value="76020">
                <text:p>76020</text:p>
              </table:table-cell>
              <table:table-cell office:value-type="float" office:value="346658">
                <text:p>346658</text:p>
              </table:table-cell>
              <table:table-cell office:value-type="float" office:value="808">
                <text:p>808</text:p>
              </table:table-cell>
              <table:table-cell office:value-type="float" office:value="392721">
                <text:p>392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2">
                <text:p>302</text:p>
              </table:table-cell>
              <table:table-cell office:value-type="float" office:value="371768">
                <text:p>371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24">
                <text:p>5824</text:p>
              </table:table-cell>
              <table:table-cell office:value-type="float" office:value="369327">
                <text:p>3693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19">
                <text:p>3419</text:p>
              </table:table-cell>
              <table:table-cell office:value-type="float" office:value="368829">
                <text:p>368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73">
                <text:p>8573</text:p>
              </table:table-cell>
              <table:table-cell office:value-type="float" office:value="368408">
                <text:p>368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87">
                <text:p>8587</text:p>
              </table:table-cell>
              <table:table-cell office:value-type="float" office:value="365538">
                <text:p>365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113">
                <text:p>9113</text:p>
              </table:table-cell>
              <table:table-cell office:value-type="float" office:value="364529">
                <text:p>364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159">
                <text:p>24159</text:p>
              </table:table-cell>
              <table:table-cell office:value-type="float" office:value="362875">
                <text:p>36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030">
                <text:p>36030</text:p>
              </table:table-cell>
              <table:table-cell office:value-type="float" office:value="355217">
                <text:p>355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MacOSX_X86_64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3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 2 3" chart:style-name="ch1">
        <chart:title svg:x="2.556cm" svg:y="0.316cm" chart:style-name="ch2">
          <text:p>Dostrajanie algorytmu - stopień parowania fermonów</text:p>
        </chart:title>
        <chart:subtitle svg:x="7.671cm" svg:y="1.267cm" chart:style-name="ch3">
          <text:p>0.5</text:p>
        </chart:subtitle>
        <chart:plot-area chart:style-name="ch4" table:cell-range-address="'0.5'.A1:'0.5'.C23 '0.5'.E1:'0.5'.E23" svg:x="1.321cm" svg:y="2.13cm" svg:width="14.359cm" svg:height="5.719cm">
          <chartooo:coordinate-region svg:x="2.741cm" svg:y="2.322cm" svg:width="12.353cm" svg:height="4.895cm"/>
          <chart:axis chart:dimension="x" chart:name="primary-x" chart:style-name="ch5">
            <chart:title svg:x="6.139cm" svg:y="8.029cm" chart:style-name="ch6">
              <text:p>Czas trwania algorytmu [iteracje]</text:p>
            </chart:title>
            <chart:grid chart:style-name="ch7" chart:class="major"/>
          </chart:axis>
          <chart:axis chart:dimension="y" chart:name="primary-y" chart:style-name="ch8">
            <chart:title svg:x="0.451cm" svg:y="9cm" chart:style-name="ch9">
              <text:p>Wartość funkcji celu [jednostki czasu wykonywania operacji]</text:p>
            </chart:title>
            <chart:grid chart:style-name="ch7" chart:class="major"/>
          </chart:axis>
          <chart:series chart:style-name="ch10" chart:values-cell-range-address="'0.5'.A1:'0.5'.A23" chart:class="chart:scatter">
            <chart:domain table:cell-range-address="'0.5'.B1:'0.5'.B23"/>
            <chart:data-point chart:repeated="23"/>
          </chart:series>
          <chart:series chart:style-name="ch11" chart:values-cell-range-address="'0.5'.C1:'0.5'.C23" chart:class="chart:scatter">
            <chart:domain table:cell-range-address="'0.5'.D1:'0.5'.D23"/>
            <chart:data-point chart:repeated="23"/>
          </chart:series>
          <chart:series chart:style-name="ch12" chart:values-cell-range-address="'0.5'.E1:'0.5'.E23" chart:class="chart:scatter">
            <chart:domain table:cell-range-address="'0.5'.F1:'0.5'.F23"/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A</text:p>
              </table:table-cell>
              <table:table-cell office:value-type="string">
                <text:p>Kolumna D</text:p>
              </table:table-cell>
              <table:table-cell office:value-type="string">
                <text:p>Kolumna C</text:p>
              </table:table-cell>
              <table:table-cell office:value-type="string">
                <text:p>Kolumna F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0.5'.B1:'0.5'.B23</svg:desc>
                </draw:g>
              </table:table-cell>
              <table:table-cell office:value-type="float" office:value="429928">
                <text:p>429928</text:p>
                <draw:g>
                  <svg:desc>'0.5'.A1:'0.5'.A23</svg:desc>
                </draw:g>
              </table:table-cell>
              <table:table-cell office:value-type="float" office:value="0">
                <text:p>0</text:p>
                <draw:g>
                  <svg:desc>'0.5'.D1:'0.5'.D23</svg:desc>
                </draw:g>
              </table:table-cell>
              <table:table-cell office:value-type="float" office:value="429112">
                <text:p>429112</text:p>
                <draw:g>
                  <svg:desc>'0.5'.C1:'0.5'.C23</svg:desc>
                </draw:g>
              </table:table-cell>
              <table:table-cell office:value-type="float" office:value="0">
                <text:p>0</text:p>
                <draw:g>
                  <svg:desc>'0.5'.F1:'0.5'.F23</svg:desc>
                </draw:g>
              </table:table-cell>
              <table:table-cell office:value-type="float" office:value="443284">
                <text:p>443284</text:p>
                <draw:g>
                  <svg:desc>'0.5'.E1:'0.5'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02826">
                <text:p>402826</text:p>
              </table:table-cell>
              <table:table-cell office:value-type="float" office:value="0">
                <text:p>0</text:p>
              </table:table-cell>
              <table:table-cell office:value-type="float" office:value="423077">
                <text:p>423077</text:p>
              </table:table-cell>
              <table:table-cell office:value-type="float" office:value="0">
                <text:p>0</text:p>
              </table:table-cell>
              <table:table-cell office:value-type="float" office:value="437037">
                <text:p>4370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01513">
                <text:p>401513</text:p>
              </table:table-cell>
              <table:table-cell office:value-type="float" office:value="0">
                <text:p>0</text:p>
              </table:table-cell>
              <table:table-cell office:value-type="float" office:value="414498">
                <text:p>414498</text:p>
              </table:table-cell>
              <table:table-cell office:value-type="float" office:value="3">
                <text:p>3</text:p>
              </table:table-cell>
              <table:table-cell office:value-type="float" office:value="415444">
                <text:p>415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01428">
                <text:p>401428</text:p>
              </table:table-cell>
              <table:table-cell office:value-type="float" office:value="1">
                <text:p>1</text:p>
              </table:table-cell>
              <table:table-cell office:value-type="float" office:value="408799">
                <text:p>408799</text:p>
              </table:table-cell>
              <table:table-cell office:value-type="float" office:value="5">
                <text:p>5</text:p>
              </table:table-cell>
              <table:table-cell office:value-type="float" office:value="412416">
                <text:p>4124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93833">
                <text:p>393833</text:p>
              </table:table-cell>
              <table:table-cell office:value-type="float" office:value="3">
                <text:p>3</text:p>
              </table:table-cell>
              <table:table-cell office:value-type="float" office:value="407279">
                <text:p>407279</text:p>
              </table:table-cell>
              <table:table-cell office:value-type="float" office:value="54">
                <text:p>54</text:p>
              </table:table-cell>
              <table:table-cell office:value-type="float" office:value="401065">
                <text:p>4010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83923">
                <text:p>383923</text:p>
              </table:table-cell>
              <table:table-cell office:value-type="float" office:value="5">
                <text:p>5</text:p>
              </table:table-cell>
              <table:table-cell office:value-type="float" office:value="390702">
                <text:p>390702</text:p>
              </table:table-cell>
              <table:table-cell office:value-type="float" office:value="200">
                <text:p>200</text:p>
              </table:table-cell>
              <table:table-cell office:value-type="float" office:value="383931">
                <text:p>3839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373655">
                <text:p>373655</text:p>
              </table:table-cell>
              <table:table-cell office:value-type="float" office:value="28">
                <text:p>28</text:p>
              </table:table-cell>
              <table:table-cell office:value-type="float" office:value="390277">
                <text:p>390277</text:p>
              </table:table-cell>
              <table:table-cell office:value-type="float" office:value="56336">
                <text:p>56336</text:p>
              </table:table-cell>
              <table:table-cell office:value-type="float" office:value="383729">
                <text:p>3837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2">
                <text:p>382</text:p>
              </table:table-cell>
              <table:table-cell office:value-type="float" office:value="373010">
                <text:p>373010</text:p>
              </table:table-cell>
              <table:table-cell office:value-type="float" office:value="35">
                <text:p>35</text:p>
              </table:table-cell>
              <table:table-cell office:value-type="float" office:value="381677">
                <text:p>381677</text:p>
              </table:table-cell>
              <table:table-cell office:value-type="float" office:value="68759">
                <text:p>68759</text:p>
              </table:table-cell>
              <table:table-cell office:value-type="float" office:value="382844">
                <text:p>3828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0">
                <text:p>1020</text:p>
              </table:table-cell>
              <table:table-cell office:value-type="float" office:value="367636">
                <text:p>367636</text:p>
              </table:table-cell>
              <table:table-cell office:value-type="float" office:value="44">
                <text:p>44</text:p>
              </table:table-cell>
              <table:table-cell office:value-type="float" office:value="379606">
                <text:p>379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64">
                <text:p>1064</text:p>
              </table:table-cell>
              <table:table-cell office:value-type="float" office:value="367055">
                <text:p>367055</text:p>
              </table:table-cell>
              <table:table-cell office:value-type="float" office:value="79">
                <text:p>79</text:p>
              </table:table-cell>
              <table:table-cell office:value-type="float" office:value="377824">
                <text:p>377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01">
                <text:p>5301</text:p>
              </table:table-cell>
              <table:table-cell office:value-type="float" office:value="364518">
                <text:p>364518</text:p>
              </table:table-cell>
              <table:table-cell office:value-type="float" office:value="127">
                <text:p>127</text:p>
              </table:table-cell>
              <table:table-cell office:value-type="float" office:value="376976">
                <text:p>376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668">
                <text:p>15668</text:p>
              </table:table-cell>
              <table:table-cell office:value-type="float" office:value="357818">
                <text:p>357818</text:p>
              </table:table-cell>
              <table:table-cell office:value-type="float" office:value="141">
                <text:p>141</text:p>
              </table:table-cell>
              <table:table-cell office:value-type="float" office:value="373080">
                <text:p>373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733">
                <text:p>67733</text:p>
              </table:table-cell>
              <table:table-cell office:value-type="float" office:value="356799">
                <text:p>356799</text:p>
              </table:table-cell>
              <table:table-cell office:value-type="float" office:value="452">
                <text:p>452</text:p>
              </table:table-cell>
              <table:table-cell office:value-type="float" office:value="369426">
                <text:p>369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6">
                <text:p>536</text:p>
              </table:table-cell>
              <table:table-cell office:value-type="float" office:value="363836">
                <text:p>363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2">
                <text:p>842</text:p>
              </table:table-cell>
              <table:table-cell office:value-type="float" office:value="359734">
                <text:p>359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8">
                <text:p>1278</text:p>
              </table:table-cell>
              <table:table-cell office:value-type="float" office:value="359178">
                <text:p>359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2">
                <text:p>2412</text:p>
              </table:table-cell>
              <table:table-cell office:value-type="float" office:value="358225">
                <text:p>358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25">
                <text:p>12125</text:p>
              </table:table-cell>
              <table:table-cell office:value-type="float" office:value="356768">
                <text:p>356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80">
                <text:p>13980</text:p>
              </table:table-cell>
              <table:table-cell office:value-type="float" office:value="355538">
                <text:p>355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05">
                <text:p>23105</text:p>
              </table:table-cell>
              <table:table-cell office:value-type="float" office:value="354826">
                <text:p>354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88">
                <text:p>35088</text:p>
              </table:table-cell>
              <table:table-cell office:value-type="float" office:value="352887">
                <text:p>352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76">
                <text:p>42776</text:p>
              </table:table-cell>
              <table:table-cell office:value-type="float" office:value="349762">
                <text:p>349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720">
                <text:p>75720</text:p>
              </table:table-cell>
              <table:table-cell office:value-type="float" office:value="340124">
                <text:p>340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MacOSX_X86_64 LibreOffice_project/d54a8868f08a7b39642414cf2c8ef2f228f780c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3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 2 3" chart:style-name="ch1">
        <chart:title svg:x="2.556cm" svg:y="0.316cm" chart:style-name="ch2">
          <text:p>Dostrajanie algorytmu - stopień parowania fermonów</text:p>
        </chart:title>
        <chart:subtitle svg:x="7.671cm" svg:y="1.267cm" chart:style-name="ch3">
          <text:p>0.7</text:p>
        </chart:subtitle>
        <chart:plot-area chart:style-name="ch4" table:cell-range-address="'0.7'.A1:'0.7'.C12 '0.7'.E1:'0.7'.E12" svg:x="1.321cm" svg:y="2.13cm" svg:width="14.359cm" svg:height="5.719cm">
          <chartooo:coordinate-region svg:x="2.741cm" svg:y="2.322cm" svg:width="12.353cm" svg:height="4.895cm"/>
          <chart:axis chart:dimension="x" chart:name="primary-x" chart:style-name="ch5">
            <chart:title svg:x="5.712cm" svg:y="8.029cm" chart:style-name="ch6">
              <text:p>Czas wykonywania algorytmu [iteracje]</text:p>
            </chart:title>
            <chart:grid chart:style-name="ch7" chart:class="major"/>
          </chart:axis>
          <chart:axis chart:dimension="y" chart:name="primary-y" chart:style-name="ch8">
            <chart:title svg:x="0.451cm" svg:y="9cm" chart:style-name="ch9">
              <text:p>Wartość funkcji celu [jednostki czasu wykonywania operacji]</text:p>
            </chart:title>
            <chart:grid chart:style-name="ch7" chart:class="major"/>
          </chart:axis>
          <chart:series chart:style-name="ch10" chart:values-cell-range-address="'0.7'.A1:'0.7'.A12" chart:class="chart:scatter">
            <chart:domain table:cell-range-address="'0.7'.B1:'0.7'.B12"/>
            <chart:data-point chart:repeated="12"/>
          </chart:series>
          <chart:series chart:style-name="ch11" chart:values-cell-range-address="'0.7'.C1:'0.7'.C12" chart:class="chart:scatter">
            <chart:domain table:cell-range-address="'0.7'.D1:'0.7'.D12"/>
            <chart:data-point chart:repeated="12"/>
          </chart:series>
          <chart:series chart:style-name="ch12" chart:values-cell-range-address="'0.7'.E1:'0.7'.E12" chart:class="chart:scatter">
            <chart:domain table:cell-range-address="'0.7'.F1:'0.7'.F12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A</text:p>
              </table:table-cell>
              <table:table-cell office:value-type="string">
                <text:p>Kolumna D</text:p>
              </table:table-cell>
              <table:table-cell office:value-type="string">
                <text:p>Kolumna C</text:p>
              </table:table-cell>
              <table:table-cell office:value-type="string">
                <text:p>Kolumna F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0.7'.B1:'0.7'.B12</svg:desc>
                </draw:g>
              </table:table-cell>
              <table:table-cell office:value-type="float" office:value="417280">
                <text:p>417280</text:p>
                <draw:g>
                  <svg:desc>'0.7'.A1:'0.7'.A12</svg:desc>
                </draw:g>
              </table:table-cell>
              <table:table-cell office:value-type="float" office:value="0">
                <text:p>0</text:p>
                <draw:g>
                  <svg:desc>'0.7'.D1:'0.7'.D12</svg:desc>
                </draw:g>
              </table:table-cell>
              <table:table-cell office:value-type="float" office:value="399641">
                <text:p>399641</text:p>
                <draw:g>
                  <svg:desc>'0.7'.C1:'0.7'.C12</svg:desc>
                </draw:g>
              </table:table-cell>
              <table:table-cell office:value-type="float" office:value="0">
                <text:p>0</text:p>
                <draw:g>
                  <svg:desc>'0.7'.F1:'0.7'.F12</svg:desc>
                </draw:g>
              </table:table-cell>
              <table:table-cell office:value-type="float" office:value="441385">
                <text:p>441385</text:p>
                <draw:g>
                  <svg:desc>'0.7'.E1:'0.7'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14337">
                <text:p>414337</text:p>
              </table:table-cell>
              <table:table-cell office:value-type="float" office:value="4">
                <text:p>4</text:p>
              </table:table-cell>
              <table:table-cell office:value-type="float" office:value="388880">
                <text:p>388880</text:p>
              </table:table-cell>
              <table:table-cell office:value-type="float" office:value="0">
                <text:p>0</text:p>
              </table:table-cell>
              <table:table-cell office:value-type="float" office:value="430666">
                <text:p>430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92423">
                <text:p>392423</text:p>
              </table:table-cell>
              <table:table-cell office:value-type="float" office:value="13">
                <text:p>13</text:p>
              </table:table-cell>
              <table:table-cell office:value-type="float" office:value="386161">
                <text:p>386161</text:p>
              </table:table-cell>
              <table:table-cell office:value-type="float" office:value="0">
                <text:p>0</text:p>
              </table:table-cell>
              <table:table-cell office:value-type="float" office:value="422852">
                <text:p>4228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88206">
                <text:p>388206</text:p>
              </table:table-cell>
              <table:table-cell office:value-type="float" office:value="28">
                <text:p>28</text:p>
              </table:table-cell>
              <table:table-cell office:value-type="float" office:value="386116">
                <text:p>386116</text:p>
              </table:table-cell>
              <table:table-cell office:value-type="float" office:value="3">
                <text:p>3</text:p>
              </table:table-cell>
              <table:table-cell office:value-type="float" office:value="422113">
                <text:p>4221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87667">
                <text:p>387667</text:p>
              </table:table-cell>
              <table:table-cell office:value-type="float" office:value="63">
                <text:p>63</text:p>
              </table:table-cell>
              <table:table-cell office:value-type="float" office:value="385873">
                <text:p>385873</text:p>
              </table:table-cell>
              <table:table-cell office:value-type="float" office:value="13">
                <text:p>13</text:p>
              </table:table-cell>
              <table:table-cell office:value-type="float" office:value="418074">
                <text:p>4180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384547">
                <text:p>384547</text:p>
              </table:table-cell>
              <table:table-cell office:value-type="float" office:value="71">
                <text:p>71</text:p>
              </table:table-cell>
              <table:table-cell office:value-type="float" office:value="385673">
                <text:p>385673</text:p>
              </table:table-cell>
              <table:table-cell office:value-type="float" office:value="51">
                <text:p>51</text:p>
              </table:table-cell>
              <table:table-cell office:value-type="float" office:value="416655">
                <text:p>4166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">
                <text:p>95</text:p>
              </table:table-cell>
              <table:table-cell office:value-type="float" office:value="376798">
                <text:p>376798</text:p>
              </table:table-cell>
              <table:table-cell office:value-type="float" office:value="94">
                <text:p>94</text:p>
              </table:table-cell>
              <table:table-cell office:value-type="float" office:value="356053">
                <text:p>356053</text:p>
              </table:table-cell>
              <table:table-cell office:value-type="float" office:value="56">
                <text:p>56</text:p>
              </table:table-cell>
              <table:table-cell office:value-type="float" office:value="412974">
                <text:p>4129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1">
                <text:p>291</text:p>
              </table:table-cell>
              <table:table-cell office:value-type="float" office:value="364309">
                <text:p>364309</text:p>
              </table:table-cell>
              <table:table-cell office:value-type="float" office:value="121">
                <text:p>121</text:p>
              </table:table-cell>
              <table:table-cell office:value-type="float" office:value="354358">
                <text:p>354358</text:p>
              </table:table-cell>
              <table:table-cell office:value-type="float" office:value="92">
                <text:p>92</text:p>
              </table:table-cell>
              <table:table-cell office:value-type="float" office:value="412610">
                <text:p>4126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991">
                <text:p>12991</text:p>
              </table:table-cell>
              <table:table-cell office:value-type="float" office:value="362322">
                <text:p>362322</text:p>
              </table:table-cell>
              <table:table-cell office:value-type="float" office:value="51133">
                <text:p>51133</text:p>
              </table:table-cell>
              <table:table-cell office:value-type="float" office:value="352367">
                <text:p>352367</text:p>
              </table:table-cell>
              <table:table-cell office:value-type="float" office:value="100">
                <text:p>100</text:p>
              </table:table-cell>
              <table:table-cell office:value-type="float" office:value="404205">
                <text:p>4042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737">
                <text:p>18737</text:p>
              </table:table-cell>
              <table:table-cell office:value-type="float" office:value="360279">
                <text:p>360279</text:p>
              </table:table-cell>
              <table:table-cell office:value-type="float" office:value="73637">
                <text:p>73637</text:p>
              </table:table-cell>
              <table:table-cell office:value-type="float" office:value="349925">
                <text:p>349925</text:p>
              </table:table-cell>
              <table:table-cell office:value-type="float" office:value="101">
                <text:p>101</text:p>
              </table:table-cell>
              <table:table-cell office:value-type="float" office:value="399651">
                <text:p>3996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822">
                <text:p>24822</text:p>
              </table:table-cell>
              <table:table-cell office:value-type="float" office:value="357523">
                <text:p>357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1">
                <text:p>371</text:p>
              </table:table-cell>
              <table:table-cell office:value-type="float" office:value="385159">
                <text:p>3851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405">
                <text:p>34405</text:p>
              </table:table-cell>
              <table:table-cell office:value-type="float" office:value="356079">
                <text:p>356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9">
                <text:p>4769</text:p>
              </table:table-cell>
              <table:table-cell office:value-type="float" office:value="374819">
                <text:p>3748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MacOSX_X86_64 LibreOffice_project/d54a8868f08a7b39642414cf2c8ef2f228f780c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3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 2 3" chart:style-name="ch1">
        <chart:title svg:x="2.556cm" svg:y="0.316cm" chart:style-name="ch2">
          <text:p>Dostrajanie algorytmu - stopień parowania fermonów</text:p>
        </chart:title>
        <chart:subtitle svg:x="7.671cm" svg:y="1.267cm" chart:style-name="ch3">
          <text:p>0.9</text:p>
        </chart:subtitle>
        <chart:plot-area chart:style-name="ch4" table:cell-range-address="'0.9'.A1:'0.9'.C15 '0.9'.E1:'0.9'.E15" svg:x="1.321cm" svg:y="2.13cm" svg:width="14.359cm" svg:height="5.719cm">
          <chartooo:coordinate-region svg:x="2.741cm" svg:y="2.322cm" svg:width="12.353cm" svg:height="4.895cm"/>
          <chart:axis chart:dimension="x" chart:name="primary-x" chart:style-name="ch5">
            <chart:title svg:x="5.712cm" svg:y="8.029cm" chart:style-name="ch6">
              <text:p>Czas wykonywania algorytmu [iteracje]</text:p>
            </chart:title>
            <chart:grid chart:style-name="ch7" chart:class="major"/>
          </chart:axis>
          <chart:axis chart:dimension="y" chart:name="primary-y" chart:style-name="ch8">
            <chart:title svg:x="0.451cm" svg:y="9cm" chart:style-name="ch9">
              <text:p>Wartość funkcji celu [jednostki czasu wykonywania operacji]</text:p>
            </chart:title>
            <chart:grid chart:style-name="ch7" chart:class="major"/>
          </chart:axis>
          <chart:series chart:style-name="ch10" chart:values-cell-range-address="'0.9'.A1:'0.9'.A15" chart:class="chart:scatter">
            <chart:domain table:cell-range-address="'0.9'.B1:'0.9'.B15"/>
            <chart:data-point chart:repeated="15"/>
          </chart:series>
          <chart:series chart:style-name="ch11" chart:values-cell-range-address="'0.9'.C1:'0.9'.C15" chart:class="chart:scatter">
            <chart:domain table:cell-range-address="'0.9'.D1:'0.9'.D15"/>
            <chart:data-point chart:repeated="15"/>
          </chart:series>
          <chart:series chart:style-name="ch12" chart:values-cell-range-address="'0.9'.E1:'0.9'.E15" chart:class="chart:scatter">
            <chart:domain table:cell-range-address="'0.9'.F1:'0.9'.F15"/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A</text:p>
              </table:table-cell>
              <table:table-cell office:value-type="string">
                <text:p>Kolumna D</text:p>
              </table:table-cell>
              <table:table-cell office:value-type="string">
                <text:p>Kolumna C</text:p>
              </table:table-cell>
              <table:table-cell office:value-type="string">
                <text:p>Kolumna F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0.9'.B1:'0.9'.B15</svg:desc>
                </draw:g>
              </table:table-cell>
              <table:table-cell office:value-type="float" office:value="430480">
                <text:p>430480</text:p>
                <draw:g>
                  <svg:desc>'0.9'.A1:'0.9'.A15</svg:desc>
                </draw:g>
              </table:table-cell>
              <table:table-cell office:value-type="float" office:value="3">
                <text:p>3</text:p>
                <draw:g>
                  <svg:desc>'0.9'.D1:'0.9'.D15</svg:desc>
                </draw:g>
              </table:table-cell>
              <table:table-cell office:value-type="float" office:value="384690">
                <text:p>384690</text:p>
                <draw:g>
                  <svg:desc>'0.9'.C1:'0.9'.C15</svg:desc>
                </draw:g>
              </table:table-cell>
              <table:table-cell office:value-type="float" office:value="0">
                <text:p>0</text:p>
                <draw:g>
                  <svg:desc>'0.9'.F1:'0.9'.F15</svg:desc>
                </draw:g>
              </table:table-cell>
              <table:table-cell office:value-type="float" office:value="439974">
                <text:p>439974</text:p>
                <draw:g>
                  <svg:desc>'0.9'.E1:'0.9'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27762">
                <text:p>427762</text:p>
              </table:table-cell>
              <table:table-cell office:value-type="float" office:value="32">
                <text:p>32</text:p>
              </table:table-cell>
              <table:table-cell office:value-type="float" office:value="378385">
                <text:p>378385</text:p>
              </table:table-cell>
              <table:table-cell office:value-type="float" office:value="0">
                <text:p>0</text:p>
              </table:table-cell>
              <table:table-cell office:value-type="float" office:value="439859">
                <text:p>4398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01437">
                <text:p>401437</text:p>
              </table:table-cell>
              <table:table-cell office:value-type="float" office:value="62">
                <text:p>62</text:p>
              </table:table-cell>
              <table:table-cell office:value-type="float" office:value="373744">
                <text:p>373744</text:p>
              </table:table-cell>
              <table:table-cell office:value-type="float" office:value="1">
                <text:p>1</text:p>
              </table:table-cell>
              <table:table-cell office:value-type="float" office:value="410637">
                <text:p>4106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93252">
                <text:p>393252</text:p>
              </table:table-cell>
              <table:table-cell office:value-type="float" office:value="134">
                <text:p>134</text:p>
              </table:table-cell>
              <table:table-cell office:value-type="float" office:value="371495">
                <text:p>371495</text:p>
              </table:table-cell>
              <table:table-cell office:value-type="float" office:value="12">
                <text:p>12</text:p>
              </table:table-cell>
              <table:table-cell office:value-type="float" office:value="404706">
                <text:p>404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391821">
                <text:p>391821</text:p>
              </table:table-cell>
              <table:table-cell office:value-type="float" office:value="1459">
                <text:p>1459</text:p>
              </table:table-cell>
              <table:table-cell office:value-type="float" office:value="360130">
                <text:p>360130</text:p>
              </table:table-cell>
              <table:table-cell office:value-type="float" office:value="49">
                <text:p>49</text:p>
              </table:table-cell>
              <table:table-cell office:value-type="float" office:value="404600">
                <text:p>4046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391220">
                <text:p>391220</text:p>
              </table:table-cell>
              <table:table-cell office:value-type="float" office:value="8009">
                <text:p>8009</text:p>
              </table:table-cell>
              <table:table-cell office:value-type="float" office:value="358625">
                <text:p>358625</text:p>
              </table:table-cell>
              <table:table-cell office:value-type="float" office:value="276">
                <text:p>276</text:p>
              </table:table-cell>
              <table:table-cell office:value-type="float" office:value="398198">
                <text:p>3981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82906">
                <text:p>382906</text:p>
              </table:table-cell>
              <table:table-cell office:value-type="float" office:value="13098">
                <text:p>13098</text:p>
              </table:table-cell>
              <table:table-cell office:value-type="float" office:value="358325">
                <text:p>358325</text:p>
              </table:table-cell>
              <table:table-cell office:value-type="float" office:value="414">
                <text:p>414</text:p>
              </table:table-cell>
              <table:table-cell office:value-type="float" office:value="397662">
                <text:p>3976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">
                <text:p>54</text:p>
              </table:table-cell>
              <table:table-cell office:value-type="float" office:value="382026">
                <text:p>382026</text:p>
              </table:table-cell>
              <table:table-cell office:value-type="float" office:value="22216">
                <text:p>22216</text:p>
              </table:table-cell>
              <table:table-cell office:value-type="float" office:value="355774">
                <text:p>355774</text:p>
              </table:table-cell>
              <table:table-cell office:value-type="float" office:value="2471">
                <text:p>2471</text:p>
              </table:table-cell>
              <table:table-cell office:value-type="float" office:value="389861">
                <text:p>3898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378463">
                <text:p>378463</text:p>
              </table:table-cell>
              <table:table-cell office:value-type="float" office:value="69696">
                <text:p>69696</text:p>
              </table:table-cell>
              <table:table-cell office:value-type="float" office:value="353308">
                <text:p>353308</text:p>
              </table:table-cell>
              <table:table-cell office:value-type="float" office:value="4376">
                <text:p>4376</text:p>
              </table:table-cell>
              <table:table-cell office:value-type="float" office:value="388898">
                <text:p>3888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9">
                <text:p>379</text:p>
              </table:table-cell>
              <table:table-cell office:value-type="float" office:value="376976">
                <text:p>376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76">
                <text:p>11376</text:p>
              </table:table-cell>
              <table:table-cell office:value-type="float" office:value="388024">
                <text:p>3880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4">
                <text:p>764</text:p>
              </table:table-cell>
              <table:table-cell office:value-type="float" office:value="374642">
                <text:p>374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48">
                <text:p>48148</text:p>
              </table:table-cell>
              <table:table-cell office:value-type="float" office:value="387694">
                <text:p>3876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30">
                <text:p>1030</text:p>
              </table:table-cell>
              <table:table-cell office:value-type="float" office:value="372977">
                <text:p>372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2">
                <text:p>2002</text:p>
              </table:table-cell>
              <table:table-cell office:value-type="float" office:value="368424">
                <text:p>368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48">
                <text:p>3348</text:p>
              </table:table-cell>
              <table:table-cell office:value-type="float" office:value="357406">
                <text:p>357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393">
                <text:p>53393</text:p>
              </table:table-cell>
              <table:table-cell office:value-type="float" office:value="354986">
                <text:p>354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MacOSX_X86_64 LibreOffice_project/d54a8868f08a7b39642414cf2c8ef2f228f780c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